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heory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barsamian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t</text:p>
          </table:table-cell>
          <table:table-cell table:number-columns-repeated="3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otalcharge</text:p>
          </table:table-cell>
          <table:table-cell table:number-columns-repeated="3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total mass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rt. Charge</text:p>
          </table:table-cell>
          <table:table-cell table:formula="of:=[.B5]/[.B3]" office:value-type="float" office:value="-0.5" calcext:value-type="float">
            <text:p>-0.5</text:p>
          </table:table-cell>
          <table:table-cell office:value-type="float" office:value="-0.5" calcext:value-type="float">
            <text:p>-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. Mass</text:p>
          </table:table-cell>
          <table:table-cell table:formula="of:=[.B6]/[.B3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ell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ell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llz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ngex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angey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angez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table:formula="of:=[.B16]*[.B15]*[.B14]" office:value-type="float" office:value="10648" calcext:value-type="float">
            <text:p>10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x</text:p>
          </table:table-cell>
          <table:table-cell table:formula="of:=[.B14]/[.B11]" office:value-type="float" office:value="5.5" calcext:value-type="float">
            <text:p>5.5</text:p>
          </table:table-cell>
          <table:table-cell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string" calcext:value-type="string">
            <text:p>dy</text:p>
          </table:table-cell>
          <table:table-cell table:formula="of:=[.B15]/[.B12]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z</text:p>
          </table:table-cell>
          <table:table-cell table:formula="of:=[.B16]/[.B13]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ellvolume</text:p>
          </table:table-cell>
          <table:table-cell table:formula="of:=[.B18]*[.B19]*[.B20]" office:value-type="float" office:value="665.5" calcext:value-type="float">
            <text:p>66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_over_dx</text:p>
          </table:table-cell>
          <table:table-cell table:formula="of:=[.B4]/[.B18]" office:value-type="float" office:value="0.00181818181818182" calcext:value-type="float">
            <text:p>0.0018181818</text:p>
          </table:table-cell>
          <table:table-cell/>
          <table:table-cell office:value-type="float" office:value="0.001818" calcext:value-type="float">
            <text:p>0.001818</text:p>
          </table:table-cell>
          <table:table-cell/>
        </table:table-row>
        <table:table-row table:style-name="ro1">
          <table:table-cell office:value-type="string" calcext:value-type="string">
            <text:p>dt_q_over_m</text:p>
          </table:table-cell>
          <table:table-cell table:formula="of:=[.B4]*[.B5]/[.B6]" office:value-type="float" office:value="-0.01" calcext:value-type="float">
            <text:p>-0.01</text:p>
          </table:table-cell>
          <table:table-cell/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ight</text:p>
          </table:table-cell>
          <table:table-cell table:formula="of:=[.B14]*[.B15]*[.B16]/[.B3]" office:value-type="float" office:value="5324" calcext:value-type="float">
            <text:p>5324</text:p>
          </table:table-cell>
          <table:table-cell/>
          <table:table-cell office:value-type="float" office:value="5324" calcext:value-type="float">
            <text:p>5324</text:p>
          </table:table-cell>
          <table:table-cell/>
        </table:table-row>
        <table:table-row table:style-name="ro1">
          <table:table-cell office:value-type="string" calcext:value-type="string">
            <text:p>chargefactor</text:p>
          </table:table-cell>
          <table:table-cell table:formula="of:=[.B25]/[.B21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xfieldfactor</text:p>
          </table:table-cell>
          <table:table-cell table:formula="of:=[.B23]*[.B22]" office:value-type="float" office:value="-0.0000181818181818182" calcext:value-type="float">
            <text:p>-1.81818181818182E-05</text:p>
          </table:table-cell>
          <table:table-cell/>
          <table:table-cell office:value-type="float" office:value="0.0000181818" calcext:value-type="float">
            <text:p>1.81818E-0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ieldx</text:p>
          </table:table-cell>
          <table:table-cell table:number-columns-repeated="2" table:style-name="ce1" office:value-type="float" office:value="0.140175" calcext:value-type="float">
            <text:p>0.140175</text:p>
          </table:table-cell>
          <table:table-cell table:style-name="ce1"/>
          <table:table-cell table:formula="of:=[.D31]*(-[.D5])/[.D3]/[.D26]/[.D27]" office:value-type="float" office:value="0.140147015147015" calcext:value-type="float">
            <text:p>0.1401470151</text:p>
          </table:table-cell>
        </table:table-row>
        <table:table-row table:style-name="ro1">
          <table:table-cell office:value-type="string" calcext:value-type="string">
            <text:p>fieldx scaled</text:p>
          </table:table-cell>
          <table:table-cell table:style-name="ce1" table:number-columns-repeated="2"/>
          <table:table-cell table:style-name="ce2" office:value-type="float" office:value="0.00004077" calcext:value-type="float">
            <text:p>0.00004077</text:p>
          </table:table-cell>
          <table:table-cell/>
        </table:table-row>
        <table:table-row table:style-name="ro1" table:number-rows-repeated="2">
          <table:table-cell/>
          <table:table-cell table:style-name="ce1"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accelx</text:p>
          </table:table-cell>
          <table:table-cell table:formula="of:=[.B30]*[.B8]/[.B9]" office:value-type="float" office:value="-0.140175" calcext:value-type="float">
            <text:p>-0.140175</text:p>
          </table:table-cell>
          <table:table-cell table:formula="of:=[.C30]*[.C8]/[.C9]" office:value-type="float" office:value="-0.140175" calcext:value-type="float">
            <text:p>-0.14017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apfrog</text:p>
          </table:table-cell>
          <table:table-cell table:number-columns-repeated="3"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string" calcext:value-type="string">
            <text:p>leapfrog dt</text:p>
          </table:table-cell>
          <table:table-cell table:formula="of:=[.B36]*[.B4]" office:value-type="float" office:value="-0.005" calcext:value-type="float">
            <text:p>-0.005</text:p>
          </table:table-cell>
          <table:table-cell table:formula="of:=[.C36]*[.C4]" office:value-type="float" office:value="-0.005" calcext:value-type="float">
            <text:p>-0.005</text:p>
          </table:table-cell>
          <table:table-cell table:formula="of:=[.D36]*[.D4]" office:value-type="float" office:value="-0.005" calcext:value-type="float">
            <text:p>-0.005</text:p>
          </table:table-cell>
          <table:table-cell/>
        </table:table-row>
        <table:table-row table:style-name="ro1">
          <table:table-cell office:value-type="string" calcext:value-type="string">
            <text:p>deltavx</text:p>
          </table:table-cell>
          <table:table-cell table:formula="of:=[.B34]*[.B37]" office:value-type="float" office:value="0.000700875" calcext:value-type="float">
            <text:p>0.000700875</text:p>
          </table:table-cell>
          <table:table-cell table:formula="of:=[.C37]*[.C34]" office:value-type="float" office:value="0.000700875" calcext:value-type="float">
            <text:p>0.000700875</text:p>
          </table:table-cell>
          <table:table-cell/>
          <table:table-cell table:formula="of:=[.E39]*(-[.D5])/[.D3]/[.D26]/[.D27]" office:value-type="float" office:value="-0.0700735075735076" calcext:value-type="float">
            <text:p>-0.0700735076</text:p>
          </table:table-cell>
        </table:table-row>
        <table:table-row table:style-name="ro1">
          <table:table-cell office:value-type="string" calcext:value-type="string">
            <text:p>deltavx_raw</text:p>
          </table:table-cell>
          <table:table-cell table:number-columns-repeated="2"/>
          <table:table-cell office:value-type="float" office:value="0.00002038" calcext:value-type="float">
            <text:p>0.00002038</text:p>
          </table:table-cell>
          <table:table-cell table:formula="of:=[.D31]*[.D36]" office:value-type="float" office:value="-0.000020385" calcext:value-type="float">
            <text:p>-0.000020385</text:p>
          </table:table-cell>
        </table:table-row>
        <table:table-row table:style-name="ro1">
          <table:table-cell office:value-type="string" calcext:value-type="string">
            <text:p>deltavx*dtoverdx</text:p>
          </table:table-cell>
          <table:table-cell table:formula="of:=[.B38]*[.B22]" office:value-type="float" office:value="0.00000127431818181818" calcext:value-type="float">
            <text:p>1.27431818181818E-0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ldvx</text:p>
          </table:table-cell>
          <table:table-cell table:number-columns-repeated="3" table:style-name="ce1" office:value-type="float" office:value="0.0885394" calcext:value-type="float">
            <text:p>0.0885394</text:p>
          </table:table-cell>
          <table:table-cell/>
        </table:table-row>
        <table:table-row table:style-name="ro1">
          <table:table-cell office:value-type="string" calcext:value-type="string">
            <text:p>newvx</text:p>
          </table:table-cell>
          <table:table-cell table:formula="of:=[.B42]+[.B38]" office:value-type="float" office:value="0.089240275" calcext:value-type="float">
            <text:p>0.089240275</text:p>
          </table:table-cell>
          <table:table-cell table:formula="of:=[.C42]+[.C38]" office:value-type="float" office:value="0.089240275" calcext:value-type="float">
            <text:p>0.08924027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talvx/dtoverdx</text:p>
          </table:table-cell>
          <table:table-cell table:formula="of:=[.B38]/[.B22]" office:value-type="float" office:value="0.38548125" calcext:value-type="float">
            <text:p>0.3854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vx/dtoverdx</text:p>
          </table:table-cell>
          <table:table-cell table:formula="of:=[.B42]/[.B22]" office:value-type="float" office:value="48.69667" calcext:value-type="float">
            <text:p>48.69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vx/dtoverdx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3:22:26.977984639</meta:creation-date>
    <meta:generator>LibreOffice/5.1.6.2$Linux_X86_64 LibreOffice_project/10m0$Build-2</meta:generator>
    <dc:date>2022-02-24T14:00:50.040833490</dc:date>
    <meta:editing-duration>PT17M</meta:editing-duration>
    <meta:editing-cycles>8</meta:editing-cycles>
    <meta:document-statistic meta:table-count="1" meta:cell-count="109" meta:object-count="0"/>
  </office:meta>
</office:document-meta>
</file>